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1931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7" style:family="paragraph" style:parent-style-name="Table_20_Contents" style:list-style-name="L1">
      <style:text-properties fo:font-variant="normal" fo:text-transform="none" fo:color="#222222" style:font-name="Century Schoolbook L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7<text:span text:style-name="T2">th</text:span> May 2013 Time : 2.00 PM to 2.45 PM; GMRT conference room,NGK from NCRA office <text:s/>room (Tele conference )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ayak Ji, CPK, SNK, SS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11779970941" text:style-name="L1">
              <text:list-item>
                <text:p text:style-name="P6">CPK informed that we have got two new PCs, sumit will do the installation on Thursday. One of the new PC will be used for MCM card testing.</text:p>
                <text:p text:style-name="P6">Miltec PC vendor has not given any information on delivery of Miltec PC.</text:p>
                <text:p text:style-name="P6">CPK informed we will need 40 MCM cards as backup. We have 120 cards and requirement is for 110 cards.</text:p>
                <text:p text:style-name="P6">We have components for 180 cards, We will need to purchase rabbit core module.</text:p>
              </text:list-item>
            </text:list>
            <text:p text:style-name="P3"><text:s text:c="13"/>NGK suggested we should go for 80 MCM cards as back up.</text:p>
            <text:list xml:id="list1101149773" text:continue-numbering="true" text:style-name="L1">
              <text:list-header>
                <text:p text:style-name="P6">NGK suggested CPK to write a short note on “ Why we need 80 MCM cards “.</text:p>
                <text:p text:style-name="P6">MCM card testing is going on 29 MCM cards are ready.</text:p>
                <text:p text:style-name="P6">C.Sateesh is writing SOP for MCM card testing. It will take around 2 weeks time to write the 1<text:span text:style-name="T2">st</text:span> level draft.</text:p>
                <text:p text:style-name="P6"/>
              </text:list-header>
              <text:list-item>
                <text:p text:style-name="P8">Raj updated that he is working on dispatcher module which he has implemented using multi-threading and queue, but he is facing some deadlock issues. He is working on it to sort the deadlocks.</text:p>
                <text:p text:style-name="P7"><text:s text:c="2"/></text:p>
              </text:list-item>
              <text:list-item>
                <text:p text:style-name="P6">Santaji updated that he has successfully populated the database for 30 Antenna with 5 MCM per antenna. He has simulated 30 antenna &amp; 5 MCM by copying MCM data by 150 times. Total of 5 MB data goes in shared memory per minute.</text:p>
                <text:p text:style-name="P6">Around 7 GB of data goes into database per day.</text:p>
                <text:p text:style-name="P6">Santaji will now work on checking data from database using web tool.</text:p>
                <text:p text:style-name="P6"/>
              </text:list-item>
              <text:list-item>
                <text:p text:style-name="P6">SSS updated that he is exploring I-python which provides a programming environment and command interpreter to be embedded in QT GUI.</text:p>
                <text:p text:style-name="P6">I-Python offer many powerful capabilities which are not present in present online APIS environment.</text:p>
                <text:p text:style-name="P6">NGK suggested SSS to build a small demo of I-python.</text:p>
                <text:p text:style-name="P6"/>
              </text:list-item>
              <text:list-item>
                <text:p text:style-name="P6">Next meeting on 16<text:span text:style-name="T2">th</text:span> MAY in Telemetry Lab GMRT.</text:p>
                <text:p text:style-name="P6"/>
                <text:p text:style-name="P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5-07T15:20:09</dc:date>
    <dc:creator>teleset </dc:creator>
    <meta:editing-duration>PT14H5M22S</meta:editing-duration>
    <meta:editing-cycles>174</meta:editing-cycles>
    <meta:generator>LibreOffice/3.4$Linux LibreOffice_project/340m1$Build-602</meta:generator>
    <meta:document-statistic meta:table-count="1" meta:image-count="0" meta:object-count="0" meta:page-count="1" meta:paragraph-count="33" meta:word-count="363" meta:character-count="1923" meta:non-whitespace-character-count="1569"/>
  </office:meta>
</office:document-meta>
</file>